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ser Interface (UI) Design</text:span><text:line-break/> <text:s/>- The UI is clean and minimalistic, making it easy to navigate.<text:line-break/> <text:s/>- The crossword grid is clearly displayed, with well-defined lines and cells.<text:line-break/><text:line-break/><text:span text:style-name="T1">Functionality</text:span><text:line-break/> <text:s/>- The game loads quickly without any noticeable delays.<text:line-break/> <text:s/>- There are no visible glitches or bugs during gameplay.<text:line-break/><text:line-break/><text:span text:style-name="T1">Usability</text:span><text:line-break/> <text:s/>- The game is straightforward to use, requiring no tutorial.<text:line-break/> <text:s/>- Hints or help features are easy to find and use.<text:line-break/><text:line-break/><text:span text:style-name="T1">Performance</text:span><text:line-break/>The game performs smoothly without any lag.<text:line-break/>Transitions between different game states (e.g., from the main menu to the game screen) are seamless.<text:line-break/><text:line-break/><text:span text:style-name="T1">Accessibility</text:span><text:line-break/>The game appears to be accessible, with clear text and high-contrast elements.<text:line-break/><text:line-break/><text:span text:style-name="T1">Compatibility</text:span><text:line-break/>The game works well across different browsers without any issues.<text:line-break/>There is a bug report made for different window sizes.<text:line-break/><text:line-break/><text:span text:style-name="T1">Suggestions for Improvement</text:span><text:line-break/>Providing different themes or color schemes could enhance user customization and satisfaction.<text:line-break/>A mode with color schemes that are colorblind-friendly would also be beneficial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2:29:55.895000000</meta:creation-date>
    <dc:date>2024-05-24T12:30:26.571000000</dc:date>
    <meta:editing-duration>PT31S</meta:editing-duration>
    <meta:editing-cycles>1</meta:editing-cycles>
    <meta:document-statistic meta:table-count="0" meta:image-count="0" meta:object-count="0" meta:page-count="1" meta:paragraph-count="1" meta:word-count="155" meta:character-count="1026" meta:non-whitespace-character-count="853"/>
    <meta:generator>LibreOffice/24.2.3.2$Windows_X86_64 LibreOffice_project/433d9c2ded56988e8a90e6b2e771ee4e6a5ab2ba</meta:generator>
  </office:meta>
</office:document-meta>
</file>